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27_6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27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H. J. Hunt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20 December 1868</text:p>
      <text:p text:style-name="P2">Month<text:tab/><text:tab/><text:tab/><text:tab/><text:tab/><text:tab/>December</text:p>
      <text:p text:style-name="P2">Year<text:tab/><text:tab/><text:tab/><text:tab/><text:tab/><text:tab/>1868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ennsylvania <text:s text:c="2"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3"><text:span text:style-name="T1">Congregation “House of Israel”/</text:span></text:p>
      <text:p text:style-name="P3"><text:span text:style-name="T1">Phila. Dec. 20(/)68/</text:span></text:p>
      <text:p text:style-name="P2"><text:span text:style-name="T1">Dear Sir/</text:span></text:p>
      <text:p text:style-name="P2"><text:span text:style-name="T1"><text:tab/>At a meeting of the Board of Managers/ of the Congregation held 17</text:span><text:span text:style-name="T2">th</text:span><text:span text:style-name="T1"> inst., it was/ unanimously/</text:span></text:p>
      <text:p text:style-name="P2"><text:span text:style-name="T1"><text:tab/>Resolved, The thanks of the/ Congregation be tendered Rev. S. Morais/ for the valuable services rendered by him, on/ the occasion of the Consecration of the/ “Sepher Torah” on the 18</text:span><text:span text:style-name="T2">th</text:span><text:span text:style-name="T1"> inst./</text:span></text:p>
      <text:p text:style-name="P2"><text:span text:style-name="T1"><text:tab/><text:tab/><text:tab/><text:tab/><text:tab/><text:tab/><text:tab/><text:tab/><text:tab/><text:tab/>H. J. Hunt/</text:span></text:p>
      <text:p text:style-name="P2"><text:span text:style-name="T1"><text:tab/><text:tab/><text:tab/><text:tab/><text:tab/><text:tab/><text:tab/><text:tab/><text:tab/><text:tab/><text:tab/>Secretary/</text:span></text:p>
      <text:p text:style-name="P2"><text:span text:style-name="T1">Rev. S. Morais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4-29T13:43:19</meta:creation-date>
    <dc:date>2009-04-29T13:46:16</dc:date>
    <dc:language>en-US</dc:language>
    <meta:editing-cycles>2</meta:editing-cycles>
    <meta:editing-duration>PT2M5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68" meta:word-count="229" meta:character-count="1685"/>
  </office:meta>
</office:document-meta>
</file>